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ENDEZU PORRAS JOHN EMERSO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76070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763635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LAR HIDALGO, MARIO NED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29433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PUMA TORRES, GERMAN LUI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92418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0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9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1/10/2021</text:p>
          </table:table-cell>
          <table:table-cell table:style-name="Tabla2.A2" office:value-type="string">
            <text:p text:style-name="P7">5584253</text:p>
          </table:table-cell>
          <table:table-cell table:style-name="Tabla2.A2" office:value-type="string">
            <text:p text:style-name="P7">49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NORTE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1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23:04:4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